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845BF5B09A147D5E5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4.927cm, 10.942cm, 2.825cm, 7.041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4.1cm"/>
    </style:style>
    <style:style style:name="gr3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4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4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127622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5.9cm" fo:text-align="center" fo:text-indent="0cm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fo:margin-left="0cm" fo:margin-right="5.9cm" fo:text-indent="0cm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solid"/>
      <style:paragraph-properties fo:margin-left="0cm" fo:margin-right="5.9cm" fo:text-align="center" fo:text-indent="0cm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frame draw:style-name="gr1" draw:text-style-name="P1" draw:layer="layout" svg:width="7.799cm" svg:height="9.099cm" draw:transform="skewX (1.04967323146292E-016) rotate (-0.558330827712987) translate (5.22cm 8.051cm)">
            <draw:image xlink:href="Pictures/10000000000004B0000003845BF5B09A147D5E51.jpg" xlink:type="simple" xlink:show="embed" xlink:actuate="onLoad" loext:mime-type="image/jpeg">
              <text:p/>
            </draw:image>
          </draw:frame>
          <draw:custom-shape draw:style-name="gr2" draw:text-style-name="P2" draw:layer="layout" svg:width="4.6cm" svg:height="12cm" svg:x="8.5cm" svg:y="9.4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3cm" svg:height="3cm" svg:x="11.2cm" svg:y="10.2cm">
          <draw:text-box>
            <text:p text:style-name="P3"><text:span text:style-name="T1">黑</text:span><text:span text:style-name="T1">色</text:span></text:p>
            <text:p text:style-name="P3"><text:span text:style-name="T1">G</text:span><text:span text:style-name="T1">N</text:span><text:span text:style-name="T1">D</text:span></text:p>
          </draw:text-box>
        </draw:frame>
        <draw:frame draw:style-name="gr3" draw:text-style-name="P4" draw:layer="layout" svg:width="3cm" svg:height="3cm" svg:x="11.3cm" svg:y="13.2cm">
          <draw:text-box>
            <text:p text:style-name="P3"><text:span text:style-name="T1">红</text:span><text:span text:style-name="T1">色</text:span></text:p>
            <text:p text:style-name="P3"><text:span text:style-name="T1">V</text:span><text:span text:style-name="T1">C</text:span><text:span text:style-name="T1">C</text:span></text:p>
          </draw:text-box>
        </draw:frame>
        <draw:frame draw:style-name="gr3" draw:text-style-name="P4" draw:layer="layout" svg:width="3cm" svg:height="3cm" svg:x="11.3cm" svg:y="16cm">
          <draw:text-box>
            <text:p text:style-name="P3"><text:span text:style-name="T1">绿色</text:span></text:p>
            <text:p text:style-name="P3"><text:span text:style-name="T1">信号</text:span></text:p>
          </draw:text-box>
        </draw:frame>
        <draw:line draw:style-name="gr4" draw:text-style-name="P5" draw:layer="layout" svg:x1="8.4cm" svg:y1="12.4cm" svg:x2="11.3cm" svg:y2="11.7cm">
          <text:p/>
        </draw:line>
        <draw:line draw:style-name="gr4" draw:text-style-name="P5" draw:layer="layout" svg:x1="13.5cm" svg:y1="11.5cm" svg:x2="17.8cm" svg:y2="11.4cm">
          <text:p/>
        </draw:line>
        <draw:line draw:style-name="gr5" draw:text-style-name="P5" draw:layer="layout" svg:x1="8.4cm" svg:y1="13.6cm" svg:x2="11.5cm" svg:y2="14.6cm">
          <text:p/>
        </draw:line>
        <draw:line draw:style-name="gr5" draw:text-style-name="P5" draw:layer="layout" svg:x1="13.4cm" svg:y1="14.7cm" svg:x2="17.8cm" svg:y2="14.8cm">
          <text:p/>
        </draw:line>
        <draw:line draw:style-name="gr6" draw:text-style-name="P5" draw:layer="layout" svg:x1="8.4cm" svg:y1="15.5cm" svg:x2="11.6cm" svg:y2="17.6cm">
          <text:p/>
        </draw:line>
        <draw:line draw:style-name="gr6" draw:text-style-name="P5" draw:layer="layout" svg:x1="13.4cm" svg:y1="17.7cm" svg:x2="17.8cm" svg:y2="18cm">
          <text:p/>
        </draw:line>
        <draw:path draw:style-name="gr7" draw:text-style-name="P5" draw:layer="layout" svg:width="6.002cm" svg:height="3.478cm" draw:transform="skewX (0.0904080552533062) rotate (-0.740194135770796) translate (8.74733408116914cm 14.4953116231565cm)" svg:viewBox="0 0 6003 3479" svg:d="M0 119c603-148 1334-232 1847 212 417 360 988 397 1386 814 404 422 829 860 1349 1131 524 273 845 718 1279 1062l142 141">
          <text:p/>
        </draw:path>
        <draw:path draw:style-name="gr7" draw:text-style-name="P5" draw:layer="layout" svg:width="4.236cm" svg:height="2.319cm" draw:transform="rotate (-0.661305253580651) translate (8.52052205084834cm 16.6379040586747cm)" svg:viewBox="0 0 4237 2320" svg:d="M0 9c634-41 1263 64 1899 168 662 109 633 726 1333 852 489 88 641 719 963 1079l42 212">
          <text:p/>
        </draw:path>
        <draw:frame draw:style-name="gr8" draw:text-style-name="P4" draw:layer="layout" svg:width="1.7cm" svg:height="1.9cm" svg:x="9.8cm" svg:y="21cm">
          <draw:text-box>
            <text:p text:style-name="P3"><text:span text:style-name="T1">无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7.726cm" fo:margin-bottom="6.71cm" fo:margin-left="2.092cm" fo:margin-right="2.69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0T16:06:51.666508115</meta:creation-date>
    <dc:date>2023-03-13T15:30:07.295698410</dc:date>
    <meta:editing-duration>PT2H8M41S</meta:editing-duration>
    <meta:editing-cycles>6</meta:editing-cycles>
    <meta:generator>LibreOffice/6.4.7.2$Linux_X86_64 LibreOffice_project/40$Build-2</meta:generator>
    <meta:document-statistic meta:object-count="15"/>
  </office:meta>
</office:document-meta>
</file>